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dd4f18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dd4f1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dd4f18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87732" officeooo:paragraph-rsid="03d92018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bd31e" officeooo:paragraph-rsid="03dbd31e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0e25e" officeooo:paragraph-rsid="03e1bb29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28c90" officeooo:paragraph-rsid="03e28c90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42a7e" style:font-size-asian="11pt" style:font-style-asian="italic" style:font-size-complex="11pt" style:font-style-complex="italic"/>
    </style:style>
    <style:style style:name="P103" style:family="paragraph" style:parent-style-name="Footnote">
      <style:text-properties officeooo:rsid="04ba495b" officeooo:paragraph-rsid="04ba495b"/>
    </style:style>
    <style:style style:name="P10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6c0b6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9beb9" officeooo:paragraph-rsid="03e9beb9" style:font-size-asian="11pt" style:font-style-asian="italic" style:font-size-complex="11pt" style:font-style-complex="italic"/>
    </style:style>
    <style:style style:name="P10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a8767" officeooo:paragraph-rsid="03ec33e1" style:font-size-asian="11pt" style:font-style-asian="italic" style:font-size-complex="11pt" style:font-style-complex="italic"/>
    </style:style>
    <style:style style:name="P10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d3842" officeooo:paragraph-rsid="03ed50a6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fo:font-style="normal" officeooo:rsid="03cf8ea7" style:font-style-asian="normal" style:font-style-complex="normal"/>
    </style:style>
    <style:style style:name="T115" style:family="text">
      <style:text-properties fo:font-style="normal" officeooo:rsid="03d14956" style:font-style-asian="normal" style:font-style-complex="normal"/>
    </style:style>
    <style:style style:name="T116" style:family="text">
      <style:text-properties fo:font-style="normal" officeooo:rsid="03d31e22" style:font-style-asian="normal" style:font-style-complex="normal"/>
    </style:style>
    <style:style style:name="T117" style:family="text">
      <style:text-properties fo:font-style="normal" officeooo:rsid="03d642f3" style:font-style-asian="normal" style:font-style-complex="normal"/>
    </style:style>
    <style:style style:name="T118" style:family="text">
      <style:text-properties fo:font-style="normal" officeooo:rsid="03d789c2" style:font-style-asian="normal" style:font-style-complex="normal"/>
    </style:style>
    <style:style style:name="T119" style:family="text">
      <style:text-properties fo:font-style="normal" officeooo:rsid="03d8cc66" style:font-style-asian="normal" style:font-style-complex="normal"/>
    </style:style>
    <style:style style:name="T120" style:family="text">
      <style:text-properties fo:font-style="normal" officeooo:rsid="03d92018" style:font-style-asian="normal" style:font-style-complex="normal"/>
    </style:style>
    <style:style style:name="T121" style:family="text">
      <style:text-properties fo:font-style="normal" officeooo:rsid="03daea6f" style:font-style-asian="normal" style:font-style-complex="normal"/>
    </style:style>
    <style:style style:name="T122" style:family="text">
      <style:text-properties fo:font-style="normal" officeooo:rsid="03dd4e14" style:font-style-asian="normal" style:font-style-complex="normal"/>
    </style:style>
    <style:style style:name="T123" style:family="text">
      <style:text-properties fo:font-style="normal" officeooo:rsid="03dd4f18" style:font-style-asian="normal" style:font-style-complex="normal"/>
    </style:style>
    <style:style style:name="T124" style:family="text">
      <style:text-properties fo:font-style="normal" officeooo:rsid="03df2082" style:font-style-asian="normal" style:font-style-complex="normal"/>
    </style:style>
    <style:style style:name="T125" style:family="text">
      <style:text-properties fo:font-style="normal" officeooo:rsid="03e1bb29" style:font-style-asian="normal" style:font-style-complex="normal"/>
    </style:style>
    <style:style style:name="T126" style:family="text">
      <style:text-properties fo:font-style="normal" officeooo:rsid="03e6185c" style:font-style-asian="normal" style:font-style-complex="normal"/>
    </style:style>
    <style:style style:name="T127" style:family="text">
      <style:text-properties fo:font-style="normal" officeooo:rsid="03e6c0b6" style:font-style-asian="normal" style:font-style-complex="normal"/>
    </style:style>
    <style:style style:name="T128" style:family="text">
      <style:text-properties fo:font-style="normal" officeooo:rsid="03ea8767" style:font-style-asian="normal" style:font-style-complex="normal"/>
    </style:style>
    <style:style style:name="T129" style:family="text">
      <style:text-properties fo:font-style="normal" officeooo:rsid="03eae1ba" style:font-style-asian="normal" style:font-style-complex="normal"/>
    </style:style>
    <style:style style:name="T130" style:family="text">
      <style:text-properties fo:font-style="normal" officeooo:rsid="03ec33e1" style:font-style-asian="normal" style:font-style-complex="normal"/>
    </style:style>
    <style:style style:name="T131" style:family="text">
      <style:text-properties fo:font-style="normal" officeooo:rsid="03ed50a6" style:font-style-asian="normal" style:font-style-complex="normal"/>
    </style:style>
    <style:style style:name="T132" style:family="text">
      <style:text-properties officeooo:rsid="000a14f6"/>
    </style:style>
    <style:style style:name="T133" style:family="text">
      <style:text-properties officeooo:rsid="005714b7"/>
    </style:style>
    <style:style style:name="T134" style:family="text">
      <style:text-properties officeooo:rsid="00880dbe"/>
    </style:style>
    <style:style style:name="T135" style:family="text">
      <style:text-properties officeooo:rsid="007c6d62"/>
    </style:style>
    <style:style style:name="T136" style:family="text">
      <style:text-properties officeooo:rsid="01c4f176"/>
    </style:style>
    <style:style style:name="T137" style:family="text">
      <style:text-properties officeooo:rsid="03b4652d"/>
    </style:style>
    <style:style style:name="T138" style:family="text">
      <style:text-properties officeooo:rsid="0473a949"/>
    </style:style>
    <style:style style:name="T139" style:family="text">
      <style:text-properties officeooo:rsid="0387836c"/>
    </style:style>
    <style:style style:name="T140" style:family="text">
      <style:text-properties officeooo:rsid="023c6ef8"/>
    </style:style>
    <style:style style:name="T141" style:family="text">
      <style:text-properties officeooo:rsid="023d86f1"/>
    </style:style>
    <style:style style:name="T142" style:family="text">
      <style:text-properties officeooo:rsid="023e4245"/>
    </style:style>
    <style:style style:name="T143" style:family="text">
      <style:text-properties style:font-name="EB Garamond 12 All SC"/>
    </style:style>
    <style:style style:name="T144" style:family="text">
      <style:text-properties style:font-name="EB Garamond 12 All SC" officeooo:rsid="03106751"/>
    </style:style>
    <style:style style:name="T145" style:family="text">
      <style:text-properties style:font-name="EB Garamond 12 All SC" officeooo:rsid="036370f1"/>
    </style:style>
    <style:style style:name="T146" style:family="text">
      <style:text-properties style:font-name="EB Garamond 12 All SC" officeooo:rsid="039b4bec"/>
    </style:style>
    <style:style style:name="T147" style:family="text">
      <style:text-properties style:font-name="EB Garamond 12 All SC" officeooo:rsid="03dd4f18"/>
    </style:style>
    <style:style style:name="T148" style:family="text">
      <style:text-properties officeooo:rsid="02f83ef8"/>
    </style:style>
    <style:style style:name="T149" style:family="text">
      <style:text-properties officeooo:rsid="030830fa"/>
    </style:style>
    <style:style style:name="T150" style:family="text">
      <style:text-properties officeooo:rsid="030fd317"/>
    </style:style>
    <style:style style:name="T151" style:family="text">
      <style:text-properties officeooo:rsid="030feb5b"/>
    </style:style>
    <style:style style:name="T152" style:family="text">
      <style:text-properties officeooo:rsid="03106751"/>
    </style:style>
    <style:style style:name="T153" style:family="text">
      <style:text-properties officeooo:rsid="0317482f"/>
    </style:style>
    <style:style style:name="T154" style:family="text">
      <style:text-properties officeooo:rsid="0318bade"/>
    </style:style>
    <style:style style:name="T155" style:family="text">
      <style:text-properties officeooo:rsid="031c8e32"/>
    </style:style>
    <style:style style:name="T156" style:family="text">
      <style:text-properties officeooo:rsid="031e39c1"/>
    </style:style>
    <style:style style:name="T157" style:family="text">
      <style:text-properties officeooo:rsid="031f6f79"/>
    </style:style>
    <style:style style:name="T158" style:family="text">
      <style:text-properties officeooo:rsid="03204260"/>
    </style:style>
    <style:style style:name="T159" style:family="text">
      <style:text-properties officeooo:rsid="03279c5c"/>
    </style:style>
    <style:style style:name="T160" style:family="text">
      <style:text-properties officeooo:rsid="032cf4d4"/>
    </style:style>
    <style:style style:name="T161" style:family="text">
      <style:text-properties officeooo:rsid="0332c404"/>
    </style:style>
    <style:style style:name="T162" style:family="text">
      <style:text-properties officeooo:rsid="03344961"/>
    </style:style>
    <style:style style:name="T163" style:family="text">
      <style:text-properties officeooo:rsid="0303035b"/>
    </style:style>
    <style:style style:name="T164" style:family="text">
      <style:text-properties officeooo:rsid="01dff054"/>
    </style:style>
    <style:style style:name="T165" style:family="text">
      <style:text-properties officeooo:rsid="033abe56"/>
    </style:style>
    <style:style style:name="T166" style:family="text">
      <style:text-properties officeooo:rsid="033bb695"/>
    </style:style>
    <style:style style:name="T167" style:family="text">
      <style:text-properties officeooo:rsid="03401ab6"/>
    </style:style>
    <style:style style:name="T168" style:family="text">
      <style:text-properties officeooo:rsid="0340fb2a"/>
    </style:style>
    <style:style style:name="T169" style:family="text">
      <style:text-properties officeooo:rsid="0342b723"/>
    </style:style>
    <style:style style:name="T170" style:family="text">
      <style:text-properties officeooo:rsid="0349c53c"/>
    </style:style>
    <style:style style:name="T171" style:family="text">
      <style:text-properties officeooo:rsid="034ca3bb"/>
    </style:style>
    <style:style style:name="T172" style:family="text">
      <style:text-properties officeooo:rsid="034da74b"/>
    </style:style>
    <style:style style:name="T173" style:family="text">
      <style:text-properties officeooo:rsid="03524698"/>
    </style:style>
    <style:style style:name="T174" style:family="text">
      <style:text-properties officeooo:rsid="0358658f"/>
    </style:style>
    <style:style style:name="T175" style:family="text">
      <style:text-properties officeooo:rsid="035bc375"/>
    </style:style>
    <style:style style:name="T176" style:family="text">
      <style:text-properties officeooo:rsid="035f39f7"/>
    </style:style>
    <style:style style:name="T177" style:family="text">
      <style:text-properties officeooo:rsid="036370f1"/>
    </style:style>
    <style:style style:name="T178" style:family="text">
      <style:text-properties officeooo:rsid="03641507"/>
    </style:style>
    <style:style style:name="T179" style:family="text">
      <style:text-properties officeooo:rsid="036cdd8a"/>
    </style:style>
    <style:style style:name="T180" style:family="text">
      <style:text-properties officeooo:rsid="037937f9"/>
    </style:style>
    <style:style style:name="T181" style:family="text">
      <style:text-properties officeooo:rsid="037ed729"/>
    </style:style>
    <style:style style:name="T182" style:family="text">
      <style:text-properties officeooo:rsid="037fff5e"/>
    </style:style>
    <style:style style:name="T183" style:family="text">
      <style:text-properties officeooo:rsid="03831ae6"/>
    </style:style>
    <style:style style:name="T184" style:family="text">
      <style:text-properties officeooo:rsid="03854bf5"/>
    </style:style>
    <style:style style:name="T185" style:family="text">
      <style:text-properties officeooo:rsid="038e80b9"/>
    </style:style>
    <style:style style:name="T186" style:family="text">
      <style:text-properties officeooo:rsid="03918c11"/>
    </style:style>
    <style:style style:name="T187" style:family="text">
      <style:text-properties officeooo:rsid="03952c12"/>
    </style:style>
    <style:style style:name="T188" style:family="text">
      <style:text-properties officeooo:rsid="03983fcf"/>
    </style:style>
    <style:style style:name="T189" style:family="text">
      <style:text-properties officeooo:rsid="039b4bec"/>
    </style:style>
    <style:style style:name="T190" style:family="text">
      <style:text-properties officeooo:rsid="039d2eba"/>
    </style:style>
    <style:style style:name="T191" style:family="text">
      <style:text-properties officeooo:rsid="03a18218"/>
    </style:style>
    <style:style style:name="T192" style:family="text">
      <style:text-properties officeooo:rsid="03a72969"/>
    </style:style>
    <style:style style:name="T193" style:family="text">
      <style:text-properties officeooo:rsid="03ab176e"/>
    </style:style>
    <style:style style:name="T194" style:family="text">
      <style:text-properties officeooo:rsid="03aee913"/>
    </style:style>
    <style:style style:name="T195" style:family="text">
      <style:text-properties officeooo:rsid="03b19c19"/>
    </style:style>
    <style:style style:name="T196" style:family="text">
      <style:text-properties officeooo:rsid="03b3996b"/>
    </style:style>
    <style:style style:name="T197" style:family="text">
      <style:text-properties officeooo:rsid="03b5d4a5"/>
    </style:style>
    <style:style style:name="T198" style:family="text">
      <style:text-properties officeooo:rsid="03bdb81d"/>
    </style:style>
    <style:style style:name="T199" style:family="text">
      <style:text-properties officeooo:rsid="03bff2f4"/>
    </style:style>
    <style:style style:name="T200" style:family="text">
      <style:text-properties officeooo:rsid="03c34695"/>
    </style:style>
    <style:style style:name="T201" style:family="text">
      <style:text-properties officeooo:rsid="03c885b3"/>
    </style:style>
    <style:style style:name="T202" style:family="text">
      <style:text-properties officeooo:rsid="03cb5823"/>
    </style:style>
    <style:style style:name="T203" style:family="text">
      <style:text-properties officeooo:rsid="03cf8ea7"/>
    </style:style>
    <style:style style:name="T204" style:family="text">
      <style:text-properties officeooo:rsid="03d5f74d"/>
    </style:style>
    <style:style style:name="T205" style:family="text">
      <style:text-properties officeooo:rsid="03d642f3"/>
    </style:style>
    <style:style style:name="T206" style:family="text">
      <style:text-properties officeooo:rsid="03d8cc66"/>
    </style:style>
    <style:style style:name="T207" style:family="text">
      <style:text-properties officeooo:rsid="03d92018"/>
    </style:style>
    <style:style style:name="T208" style:family="text">
      <style:text-properties officeooo:rsid="03daea6f"/>
    </style:style>
    <style:style style:name="T209" style:family="text">
      <style:text-properties officeooo:rsid="03dd4f18"/>
    </style:style>
    <style:style style:name="T210" style:family="text">
      <style:text-properties officeooo:rsid="03df2082"/>
    </style:style>
    <style:style style:name="T211" style:family="text">
      <style:text-properties officeooo:rsid="03e1bb29"/>
    </style:style>
    <style:style style:name="T212" style:family="text">
      <style:text-properties officeooo:rsid="03e6c0b6"/>
    </style:style>
    <style:style style:name="T213" style:family="text">
      <style:text-properties officeooo:rsid="03e6185c"/>
    </style:style>
    <style:style style:name="T214" style:family="text">
      <style:text-properties officeooo:rsid="03eae1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<text:span text:style-name="T136">Esser-</text:span>Skala, 20<text:span text:style-name="T152">20</text:span></text:p>
      <text:p text:style-name="P27"/>
      <text:p text:style-name="P27"/>
      <text:p text:style-name="P12">© 20<text:span text:style-name="T152">20</text:span> by Wolfgang <text:span text:style-name="T136">Esser-</text:span>Skala. This edition is licensed under the Creative Commons Attribution<text:span text:style-name="T134">-NonCommercial-ShareAlike</text:span> 4.0 International License. To view a copy of this license, visit http://creativecommons.org/licenses/by<text:span text:style-name="T135">-nc-sa</text:span>/4.0/. </text:p>
      <text:p text:style-name="P11"/>
      <text:p text:style-name="P13">Music engraving by LilyPond 2.18.0 (http://www.lilypond.org).<text:span text:style-name="T133"><text:line-break/>Front matter</text:span> typeset with EB Garamond (http://www.georgduffner.at/ebgaramond).</text:p>
      <text:p text:style-name="P27"/>
      <text:p text:style-name="P10">First <text:span text:style-name="T136">version</text:span>, <text:span text:style-name="T152">January 2020</text:span></text:p>
      <text:p text:style-name="P31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bases upon <text:span text:style-name="T150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40">https://digital.staatsbibliothek-berlin.de/werkansicht/?PPN=PPN1023705923<text:line-break/><text:tab/></text:span>(siglum<text:span text:style-name="T138"> </text:span>Mus.<text:span text:style-name="T140">ms. 21400</text:span>)</text:p>
      <text:p text:style-name="P2"/>
      <text:p text:style-name="P7">In general, this edition closely follows the <text:span text:style-name="T139">manuscript. </text:span>Any<text:span text:style-name="T148"> </text:span>changes <text:span text:style-name="T132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103">Abbreviations: <text:span text:style-name="T163">A, alto; B, basso; </text:span>Ms, manuscript;<text:span text:style-name="T140"> </text:span>org, organ; <text:span text:style-name="T164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text:span text:style-name="T122"><text:line-break/>3.23<text:tab/>6<text:tab/>vla, T<text:tab/>4th half note in Ms: bes2</text:span></text:p>
      <text:p text:style-name="P6"/>
      <text:p text:style-name="P8"/>
      <text:p text:style-name="P8"/>
      <text:p text:style-name="P8">Bass figures only appear in the following movements<text:span text:style-name="T181"> (bars in parentheses)</text:span>: 1.3 (15 to 18)<text:span text:style-name="T157">, 1.5 (32, 39 to 44), 1.7 (8 to 10, 55 to 57), 1.21 (1, 2, 5 to 7, 11, 30), 1.24 (6 to 9, 39, 40), 2.5 (43), 2.15 (17, 35 to 40), 3.4 (4, 6 to 8, 12 to 14, 17), 3.10 (34, 35), 3.17 (1 to 11, 16, 17, 33, 40), 4.4 (41 to 45, 60 to 67)</text:span></text:p>
      <text:p text:style-name="P30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51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37">Esser-</text:span>Skala</text:p>
      <text:p text:style-name="P25"/>
      <text:p text:style-name="P25"/>
      <text:p text:style-name="P26"><text:span text:style-name="T169">Das bewegte Schäflein (Canto 1)<text:line-break/>Das bußfertige Schäflein (Canto 1)<text:line-break/>Das danckbare Schäflein (Canto 2)<text:line-break/>Das demüthige Schäflein (Canto 2)<text:line-break/>Das erſchrockene Schäflein (Canto 1, 2)<text:line-break/>Das reuige Schäflein (Canto 1)<text:line-break/></text:span>Das verlohrne Schäflein (Canto 1)<text:span text:style-name="T204"><text:line-break/>Das wehmüthige Schäflein (Canto 2)<text:line-break/>Das Evangelium (Alto 1, 2)<text:line-break/>Der Evangeliſte (Tenore)<text:line-break/></text:span><text:soft-page-break/><text:span text:style-name="T204">JESUS, der gute Hirte (Tenore)<text:line-break/></text:span>Das Geſetze (Basſo)</text:p>
      <text:p text:style-name="P32"><text:line-break/>C O N T E N T S</text:p>
      <text:p text:style-name="P29"/>
      <text:p text:style-name="P23"/>
      <text:p text:style-name="P23"/>
      <text:p text:style-name="P23"/>
      <text:p text:style-name="P24">JESUS,<text:line-break/>als der<text:line-break/>für das verlohrene Schäflein<text:line-break/>leidend<text:span text:style-name="T149">-</text:span> und ſter<text:span text:style-name="T149">-</text:span><text:line-break/>bende<text:line-break/>Gute Hirte,<text:line-break/>am<text:line-break/>Heil. Char<text:span text:style-name="T149">-</text:span>Freytage,<text:line-break/>1727<text:line-break/>In Hoch<text:span text:style-name="T149">-</text:span>Fürſtl. Schloß<text:span text:style-name="T149">-</text:span>Kirche<text:line-break/>zum Friedenſtein,<text:line-break/>Musicaliſch aufgeführet,<text:line-break/>und in<text:line-break/>gebundene und harmoniſche Zei<text:span text:style-name="T149">-</text:span><text:line-break/>len abgefaßet<text:line-break/>von<text:line-break/>Gottfried Heinrich Stöltzeln<text:line-break/>F. S. Capellmeiſter.</text:p>
      <text:p text:style-name="P24">______________________________________________<text:line-break/><text:line-break/>Gotha,<text:line-break/>Druckts Johann Andreas Reyher,<text:line-break/>Hof<text:span text:style-name="T149">-</text:span>Buchdrucker.</text:p>
      <text:p text:style-name="P18"/>
      <text:p text:style-name="P18"/>
      <text:p text:style-name="P18"/>
      <text:p text:style-name="P18"/>
      <text:p text:style-name="P18"/>
      <text:p text:style-name="P18"><text:span text:style-name="T1">Chriſtlicher Leſer!</text:span><text:span text:style-name="T149"><text:tab/></text:span><text:line-break/><text:line-break/>Du ſollſt in dieſen Blättern deinen Heyland in ſeinem blutigen Leiden und Sterben ſehen. Dir iſt aber nicht unbekandt, wie e<text:span text:style-name="T149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49">Weder</text:span> mein Vorſatz, noch der Raum <text:span text:style-name="T149">l</text:span>eiden es, die Zärtlichkeiten, womit ein treuer Hirte ſeiner geliebten Heerde<text:span text:style-name="T149"> begegnet, hier weitläufig zu beſchreiben, ſondern ich ſetze nur die Worte Jeſu, Joh. X: </text:span><text:span text:style-name="T2">Ein guter Hirte läſſet ſein Leben für die Schafe</text:span><text:span text:style-name="T149">, zu weiterer Betrachtung auch, weil doch von der Liebe eines </text:span><text:span text:style-name="T2">guten Hirten</text:span><text:span text:style-name="T149"> gegen ſeine Heerde gewiß keine größre Probe verlanget, mithin auch nichts Höhers geſagt werden kan.<text:tab/><text:line-break/>Und ſiehe! hier lieget </text:span><text:span text:style-name="T2">dein guter Hirte</text:span><text:span text:style-name="T149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49">. O! ſo erſchrick demnach vor dem Donner des </text:span><text:span text:style-name="T2">Geſetzes</text:span><text:span text:style-name="T149">, wenn du bey ſeinem Tode Berge und Felſen, als erſtaunliche Trauer-Glocken klingen höreſt. Verbinde aber auch dein Hertze mit den Troſt-Sp??ereyen des ſüßen </text:span><text:span text:style-name="T2">Evangelii</text:span><text:span text:style-name="T149">, wenn du bedenkeſt, daß alle deine Sünden in dem Grabe deines </text:span><text:span text:style-name="T2">guten Hirten</text:span><text:span text:style-name="T149"> verſchloßen seyn. So wirſt du ſeinen Sterbens-Tag, als ein getreues </text:span><text:span text:style-name="T2">Schäflein</text:span><text:span text:style-name="T149"> ihm wohlgefällig, und dir höchſt-erſprießlich begehren, und dermahleinſt mit ihm dich ewig erfreuen.</text:span></text:p>
      <text:p text:style-name="P19"><text:soft-page-break/><text:span text:style-name="T143">p a r s <text:s text:c="2"/></text:span><text:span text:style-name="T144">i</text:span></text:p>
      <text:p text:style-name="P14"/>
      <text:p text:style-name="P33">1<text:span text:style-name="T142">.1</text:span><text:tab/>Choral: <text:tab/><text:span text:style-name="T152">Jeſu! frommer Menschenheerden<text:tab/>3</text:span><text:line-break/><text:line-break/><text:span text:style-name="T141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3"/>
      <text:p text:style-name="P33"/>
      <text:p text:style-name="P39"><text:span text:style-name="T153">1.2<text:tab/>Recitativo:<text:tab/>Betrübter Fall! ach unglückſeelger Bißen!<text:tab/>1</text:span><text:span text:style-name="T11"><text:line-break/><text:line-break/></text:span><text:span text:style-name="T153">Das</text:span><text:span text:style-name="T11"><text:tab/>Betrübter Fall! ach unglückſeelger Bißen!<text:line-break/></text:span><text:span text:style-name="T153">verlohrne</text:span><text:span text:style-name="T11"><text:tab/>Wie viel haſt du mir doch entrißen?<text:line-break/></text:span><text:span text:style-name="T153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4"/>
      <text:p text:style-name="P34"/>
      <text:p text:style-name="P35"><text:span text:style-name="T154">1.3<text:tab/>Aria:<text:tab/>Ach, wo bin ich hingerathen<text:tab/>1</text:span><text:span text:style-name="T13"><text:line-break/><text:line-break/></text:span><text:span text:style-name="T154">Das</text:span><text:span text:style-name="T13"><text:tab/>Ach, wo bin ich hingerathen!<text:line-break/></text:span><text:span text:style-name="T153">verlohrne</text:span><text:span text:style-name="T13"><text:tab/>Ach, wie hab ich mich verirrt!<text:line-break/></text:span><text:span text:style-name="T153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5"/>
      <text:p text:style-name="P35"/>
      <text:p text:style-name="P36"><text:span text:style-name="T155">1.4<text:tab/>Recitativo:<text:tab/>Auf Sünde folget Fluch und Strafe<text:tab/>1</text:span><text:span text:style-name="T15"><text:line-break/><text:line-break/></text:span><text:span text:style-name="T155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6"/>
      <text:p text:style-name="P36"/>
      <text:p text:style-name="P37"><text:span text:style-name="T156">1.5<text:tab/>Aria:<text:tab/>Wer ein Paradieß verſchertzet<text:tab/>1</text:span><text:span text:style-name="T17"><text:line-break/><text:line-break/></text:span><text:span text:style-name="T156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7"/>
      <text:p text:style-name="P37"/>
      <text:p text:style-name="P44"><text:span text:style-name="T158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4"/>
      <text:p text:style-name="P44"/>
      <text:p text:style-name="P45"><text:span text:style-name="T156">1.7<text:tab/>Aria:<text:tab/>Sein Hertze brennt in ſüßen Liebesflammen<text:tab/>1<text:line-break/><text:line-break/>Das</text:span><text:span text:style-name="T17"><text:tab/>Sein Hertze brennt in ſüßen Liebesflammen</text:span><text:span text:style-name="T156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5"/>
      <text:p text:style-name="P45"/>
      <text:p text:style-name="P45"><text:span text:style-name="T155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55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9"><text:line-break/><text:line-break/><text:line-break/></text:p>
      <text:p text:style-name="P45"/>
      <text:p text:style-name="P38"><text:soft-page-break/><text:span text:style-name="T159">1.9<text:tab/>Choral: <text:tab/>Hungrig, durſtig und ſehr matt<text:tab/>3</text:span><text:span text:style-name="T20"><text:line-break/><text:line-break/></text:span><text:span text:style-name="T141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8"/>
      <text:p text:style-name="P38"/>
      <text:p text:style-name="P50"><text:span text:style-name="T160">1</text:span>.<text:span text:style-name="T161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50"/>
      <text:p text:style-name="P50"/>
      <text:p text:style-name="P46"><text:span text:style-name="T155">1.11<text:tab/>Recitativo:<text:tab/>Die Liebe deines Hirten<text:tab/>1</text:span><text:span text:style-name="T27"><text:line-break/><text:line-break/></text:span><text:span text:style-name="T161">Der</text:span><text:span text:style-name="T27"><text:tab/></text:span><text:span text:style-name="T28">Die Liebe deines Hirten<text:line-break/></text:span><text:span text:style-name="T161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6"/>
      <text:p text:style-name="P46"/>
      <text:p text:style-name="P52"><text:span text:style-name="T160">1.12<text:tab/>Aria:<text:tab/>Dein Exempel ſoll mir ſtets vor Augen seyn<text:tab/>1</text:span><text:span text:style-name="T29"><text:line-break/><text:line-break/></text:span><text:span text:style-name="T162">Das<text:tab/></text:span><text:span text:style-name="T29">Dein Exempe</text:span><text:span text:style-name="T35">l</text:span><text:span text:style-name="T162"><text:line-break/>demüthige</text:span><text:span text:style-name="T29"><text:tab/>ſoll mir ſtets</text:span><text:span text:style-name="T36"> vor Augen seyn.</text:span><text:span text:style-name="T29"><text:line-break/></text:span><text:span text:style-name="T162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51"/>
      <text:p text:style-name="P51"/>
      <text:p text:style-name="P48"><text:span text:style-name="T155">1.13<text:tab/>Recitativo:<text:tab/>Ein böſes Schaf von Jesu guter Heerde<text:tab/>1</text:span><text:span text:style-name="T38"><text:line-break/><text:line-break/></text:span><text:span text:style-name="T165">Der</text:span><text:span text:style-name="T38"><text:tab/>Ein böſes Schaf von Jesu </text:span><text:span text:style-name="T40">g</text:span><text:span text:style-name="T38">uter Heerde,<text:line-break/></text:span><text:span text:style-name="T165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7"/>
      <text:p text:style-name="P47"/>
      <text:p text:style-name="P53"><text:span text:style-name="T166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3"/>
      <text:p text:style-name="P55"><text:span text:style-name="T155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4"/>
      <text:p text:style-name="P54"/>
      <text:p text:style-name="P54"><text:span text:style-name="T167">1.16<text:tab/>Recitativo:<text:tab/>Gott muß durch Blut und Todt verſöhnet ſeyn<text:tab/>1</text:span><text:span text:style-name="T43"><text:line-break/><text:line-break/></text:span><text:span text:style-name="T167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68">Das</text:span><text:span text:style-name="T44"><text:tab/>Und dieſer hat ſich in die Pein<text:line-break/></text:span><text:span text:style-name="T168">Evangelium</text:span><text:span text:style-name="T44"><text:tab/>aus Liebe für dich hingegeben.<text:line-break/><text:line-break/></text:span><text:span text:style-name="T168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68">Das</text:span><text:span text:style-name="T44"><text:tab/>Dein Hirte aber reißt dich aus dem Folter Hauß<text:line-break/></text:span><text:span text:style-name="T168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4"/>
      <text:p text:style-name="P54"/>
      <text:p text:style-name="P56"><text:span text:style-name="T168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6"/>
      <text:p text:style-name="P56"/>
      <text:p text:style-name="P56"/>
      <text:p text:style-name="P57"><text:soft-page-break/>1.18<text:tab/><text:span text:style-name="T170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7"/>
      <text:p text:style-name="P57"/>
      <text:p text:style-name="P58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71">JESUS, der</text:span><text:span text:style-name="T49"><text:tab/>Mein Vater! kan es möglich ſeyn,<text:line-break/></text:span><text:span text:style-name="T171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72">Der</text:span><text:span text:style-name="T50"><text:tab/>Der einzge Troſt auf dieſer Welt,<text:line-break/></text:span><text:span text:style-name="T172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8"/>
      <text:p text:style-name="P58"/>
      <text:p text:style-name="P59"><text:span text:style-name="T172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9"/>
      <text:p text:style-name="P59"/>
      <text:p text:style-name="P60"><text:span text:style-name="T173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60"/>
      <text:p text:style-name="P60"/>
      <text:p text:style-name="P61"><text:span text:style-name="T174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61"/>
      <text:p text:style-name="P61"/>
      <text:p text:style-name="P62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62"/>
      <text:p text:style-name="P62"/>
      <text:p text:style-name="P63"><text:span text:style-name="T175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3"/>
      <text:p text:style-name="P63"/>
      <text:p text:style-name="P64"><text:span text:style-name="T176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4"/>
      <text:p text:style-name="P64"/>
      <text:p text:style-name="P20"><text:span text:style-name="T143">p a r s <text:s text:c="2"/></text:span><text:span text:style-name="T144">i</text:span><text:span text:style-name="T145">I</text:span></text:p>
      <text:p text:style-name="P15"/>
      <text:p text:style-name="P40"><text:span text:style-name="T177">2.1<text:tab/>Recitativo: <text:tab/>Nun ſtellt ſich der Verräther ein<text:tab/>1</text:span><text:span text:style-name="T59"><text:line-break/><text:line-break/></text:span><text:span text:style-name="T177">Der</text:span><text:span text:style-name="T59"><text:tab/>Nun ſtellt ſich der Verräther ein</text:span><text:span text:style-name="T60">,</text:span><text:span text:style-name="T59"><text:line-break/></text:span><text:span text:style-name="T177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40"/>
      <text:p text:style-name="P40"/>
      <text:p text:style-name="P65"><text:span text:style-name="T178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5"/>
      <text:p text:style-name="P65"/>
      <text:p text:style-name="P41"><text:span text:style-name="T177">2.3<text:tab/>Recitativo: <text:tab/>Der große Hirte wird geſchlagen<text:tab/>1</text:span><text:span text:style-name="T59"><text:line-break/><text:line-break/></text:span><text:span text:style-name="T177">Der</text:span><text:span text:style-name="T59"><text:tab/></text:span><text:span text:style-name="T66">Der große Hirte wird geſchlagen,</text:span><text:span text:style-name="T59"><text:line-break/></text:span><text:span text:style-name="T177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41"/>
      <text:p text:style-name="P41"/>
      <text:p text:style-name="P66">2.4<text:tab/>Accomp:<text:tab/>Ihr Sünder<text:span text:style-name="T179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6"/>
      <text:p text:style-name="P66"/>
      <text:p text:style-name="P67"><text:span text:style-name="T179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7"/>
      <text:p text:style-name="P67"/>
      <text:p text:style-name="P68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8"/>
      <text:p text:style-name="P68"/>
      <text:p text:style-name="P68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8"/>
      <text:p text:style-name="P68"/>
      <text:p text:style-name="P69"><text:span text:style-name="T180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9"/>
      <text:p text:style-name="P70"><text:soft-page-break/><text:span text:style-name="T182">2</text:span>.9<text:tab/>Choral:<text:tab/>Ich bitt, ich ruf, ich weine<text:tab/>1</text:p>
      <text:p text:style-name="P70"/>
      <text:p text:style-name="P70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70"/>
      <text:p text:style-name="P70"/>
      <text:p text:style-name="P71"><text:span text:style-name="T183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84">JESUS, der</text:span><text:span text:style-name="T79"><text:tab/>Du sagsts</text:span><text:span text:style-name="T80">,</text:span><text:span text:style-name="T79"><text:line-break/></text:span><text:span text:style-name="T184">gute Hirte</text:span><text:span text:style-name="T79"><text:tab/></text:span><text:span text:style-name="T80">i</text:span><text:span text:style-name="T79">ch bins.</text:span></text:p>
      <text:p text:style-name="P71"/>
      <text:p text:style-name="P71"/>
      <text:p text:style-name="P72"><text:span text:style-name="T184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72"/>
      <text:p text:style-name="P72"/>
      <text:p text:style-name="P73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85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86">Das</text:span><text:span text:style-name="T84"><text:tab/>Mein Hertz erbebt, wenn es bedencket,<text:line-break/></text:span><text:span text:style-name="T186">erſchrockene</text:span><text:span text:style-name="T84"><text:tab/>was ich verübt!<text:line-break/></text:span><text:span text:style-name="T186">Schäflein</text:span><text:span text:style-name="T84"><text:tab/><text:line-break/><text:line-break/></text:span><text:span text:style-name="T186">Das</text:span><text:span text:style-name="T84"><text:tab/>In dem, der dich biß in den Tod geliebt,<text:line-break/></text:span><text:span text:style-name="T186">Evangelium</text:span><text:span text:style-name="T84"><text:tab/>iſt alles dir geſchenket.</text:span></text:p>
      <text:p text:style-name="P73"/>
      <text:p text:style-name="P73"/>
      <text:p text:style-name="P75"><text:span text:style-name="T186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5"/>
      <text:p text:style-name="P75"/>
      <text:p text:style-name="P74"><text:span text:style-name="T187">2</text:span>.1<text:span text:style-name="T187">4</text:span><text:tab/>Recitativo:<text:tab/><text:span text:style-name="T187">Wie kan ich Ihm doch danckbar seyn?</text:span><text:tab/>1<text:span text:style-name="T85"><text:line-break/><text:line-break/></text:span><text:span text:style-name="T187">Das danckbare</text:span><text:span text:style-name="T85"><text:tab/>Wie kan ich Ihm doch danckbar seyn?<text:line-break/></text:span><text:span text:style-name="T187">Schäflein</text:span><text:span text:style-name="T85"><text:tab/><text:line-break/><text:line-break/></text:span><text:span text:style-name="T187">Das</text:span><text:span text:style-name="T85"><text:tab/>Bereue deine Schuld,<text:line-break/></text:span><text:span text:style-name="T187">Evangelium</text:span><text:span text:style-name="T85"><text:tab/>ergreife ſeine Huld,<text:line-break/><text:tab/>und folg Ihm ſtets in Kreutz und Ungemach<text:line-break/><text:tab/>als ein getreues Schäflein nach.</text:span></text:p>
      <text:p text:style-name="P74"/>
      <text:p text:style-name="P74"/>
      <text:p text:style-name="P76"><text:span text:style-name="T187">2</text:span>.15<text:tab/>Aria:<text:tab/>Guter Hirte, dieſes Hertze geb ich dir zu eigen hin<text:tab/>1<text:span text:style-name="T6"><text:line-break/><text:line-break/></text:span>Das danckbare<text:span text:style-name="T188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6"/>
      <text:p text:style-name="P76"/>
      <text:p text:style-name="P77"><text:span text:style-name="T188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7"/>
      <text:p text:style-name="P77"/>
      <text:p text:style-name="P21"><text:span text:style-name="T143">p a r s <text:s text:c="2"/></text:span><text:span text:style-name="T144">i</text:span><text:span text:style-name="T145">I</text:span><text:span text:style-name="T146">i</text:span></text:p>
      <text:p text:style-name="P16"/>
      <text:p text:style-name="P42"><text:span text:style-name="T189">3.1<text:tab/>Recitativo: <text:tab/>Kaum geht der Sonnen Licht<text:tab/>1</text:span><text:span text:style-name="T88"><text:line-break/><text:line-break/></text:span><text:span text:style-name="T189">Der</text:span><text:span text:style-name="T88"><text:tab/></text:span><text:span text:style-name="T89">Kaum geht der Sonnen Licht</text:span><text:span text:style-name="T88"><text:line-break/></text:span><text:span text:style-name="T189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190">Das</text:span><text:span text:style-name="T89"><text:tab/>Verdammter Satans Griff</text:span><text:span text:style-name="T90">,</text:span><text:span text:style-name="T89"><text:line-break/></text:span><text:span text:style-name="T190">erſchrockene</text:span><text:span text:style-name="T89"><text:tab/>wodurch er viele Seelen fället!<text:line-break/></text:span><text:span text:style-name="T190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2"/>
      <text:p text:style-name="P42"/>
      <text:p text:style-name="P78"><text:span text:style-name="T190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8"/>
      <text:p text:style-name="P78"/>
      <text:p text:style-name="P79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9"/>
      <text:p text:style-name="P79"/>
      <text:p text:style-name="P80"><text:span text:style-name="T191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80"/>
      <text:p text:style-name="P80"/>
      <text:p text:style-name="P81"><text:span text:style-name="T192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81"/>
      <text:p text:style-name="P81"/>
      <text:p text:style-name="P82"><text:span text:style-name="T193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82"/>
      <text:p text:style-name="P82"/>
      <text:p text:style-name="P83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3"/>
      <text:p text:style-name="P83"/>
      <text:p text:style-name="P84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4"/>
      <text:p text:style-name="P84"/>
      <text:p text:style-name="P85"><text:span text:style-name="T194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5"/>
      <text:p text:style-name="P85"/>
      <text:p text:style-name="P86"><text:span text:style-name="T195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6"/>
      <text:p text:style-name="P86"/>
      <text:p text:style-name="P87"><text:span text:style-name="T196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7"/>
      <text:p text:style-name="P87"/>
      <text:p text:style-name="P88"><text:span text:style-name="T197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8"/>
      <text:p text:style-name="P88"/>
      <text:p text:style-name="P89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9"/>
      <text:p text:style-name="P89"/>
      <text:p text:style-name="P90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90"/>
      <text:p text:style-name="P90"/>
      <text:p text:style-name="P91"><text:span text:style-name="T198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91"/>
      <text:p text:style-name="P91"/>
      <text:p text:style-name="P92"><text:span text:style-name="T199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92"/>
      <text:p text:style-name="P92"/>
      <text:p text:style-name="P93"><text:span text:style-name="T200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3"/>
      <text:p text:style-name="P93"/>
      <text:p text:style-name="P94"><text:span text:style-name="T201">3</text:span>.18<text:tab/>Recitativo:<text:tab/>Die Feinde fahren immer fort<text:tab/>1<text:span text:style-name="T6"><text:line-break/><text:line-break/></text:span>Der<text:span text:style-name="T6"><text:tab/>Die Feinde fahren immer fort,<text:line-break/></text:span>Evangeliſte<text:span text:style-name="T6"><text:tab/>den Richter zu der Unſchuld Mord<text:line-break/><text:tab/>mit Schreyen zu bewegen.<text:line-break/><text:tab/>Jedoch Pilatus ſetzt dagegen:<text:line-break/><text:tab/>Es ſey nichts ſtrafba</text:span><text:span text:style-name="T113">h</text:span><text:span text:style-name="T6">res an Ihm zu finden.<text:line-break/><text:tab/>So ſoll die Klage ſich nunmehr auf dieſes</text:span><text:span text:style-name="T113"> gründen</text:span><text:span text:style-name="T112">:<text:line-break/><text:tab/>Es habe ihr Geſetz den Tod Ihm zugedacht,<text:line-break/><text:tab/>weil </text:span><text:span text:style-name="T113">E</text:span><text:span text:style-name="T112">r ſich ſelbſt zu Gottes Sohn gemacht.<text:line-break/><text:tab/>Pilatus aber will hierauf<text:line-break/><text:tab/>zur Antwort Ihn verbinden,<text:line-break/><text:tab/>mit Vorwand</text:span><text:span text:style-name="T113">,</text:span><text:span text:style-name="T112"> daß ſein Tod<text:line-break/><text:tab/>und Leben bey ihm ſtünden.<text:line-break/><text:tab/>Drum thut </text:span><text:span text:style-name="T113">E</text:span><text:span text:style-name="T112">r ſeinen Mund mit dieſen Worten auf:</text:span></text:p>
      <text:p text:style-name="P94"/>
      <text:p text:style-name="P94"/>
      <text:p text:style-name="P95"><text:span text:style-name="T202">3</text:span>.19<text:tab/>Aria:<text:tab/>Du beſäßeſt keine Macht<text:tab/>1<text:span text:style-name="T6"><text:line-break/><text:line-break/></text:span>JESUS, der<text:span text:style-name="T6"><text:tab/>Du beſäßeſt keine Macht<text:line-break/></text:span>gute Hirte<text:span text:style-name="T6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  <text:p text:style-name="P95"/>
      <text:p text:style-name="P95"/>
      <text:p text:style-name="P96">3.20<text:tab/>Recitativo:<text:tab/>Pilatus will ſofort ſich eyfriger beſtreben<text:tab/>1<text:span text:style-name="T6"><text:line-break/><text:line-break/></text:span>Der<text:span text:style-name="T6"><text:tab/>Pilatus will ſofort<text:line-break/></text:span>Evangeliſte<text:span text:style-name="T6"><text:tab/>ſich eyfriger beſtreben</text:span><text:span text:style-name="T114">,<text:line-break/><text:tab/>die Freyheit Ihm zu geben.<text:line-break/><text:tab/>Jedoch der Feinde Wort<text:line-break/><text:tab/>bringt ihm die ſchnöde Meynung bey:<text:line-break/><text:tab/>daß er,<text:line-break/><text:tab/>gäb er den Klagen kein Gehör,<text:line-break/><text:tab/>des Kayſers Freund nicht ſey,<text:line-break/><text:tab/>weil Jeſus ſich für einen König hielt.<text:line-break/></text:span><text:soft-page-break/><text:span text:style-name="T114"><text:tab/>Sobald er Menſchenfurcht im Hertzen fühlt,<text:line-break/><text:tab/>bricht er den Todes Stab,<text:line-break/><text:tab/>nimmt Waßer, wäſcht die Hände ab,<text:line-break/><text:tab/>und will an Jeſu Blut und Pein<text:line-break/><text:tab/>h</text:span><text:span text:style-name="T115">ie</text:span><text:span text:style-name="T114">mit unſchuldig ſeyn.<text:line-break/><text:tab/></text:span><text:span text:style-name="T116">Allein</text:span><text:span text:style-name="T114"> das Volck lädt freventlich<text:line-break/><text:tab/>diß unſchuldige </text:span><text:span text:style-name="T116">B</text:span><text:span text:style-name="T114">lut auf ſich.<text:line-break/><text:tab/>Den Barrabam ſtellt man auf freyen Fuß,<text:line-break/><text:tab/>da Jeſus noch vor ſeinem Tode<text:line-break/><text:tab/>die ſcharffe Geißel leiden muß.</text:span></text:p>
      <text:p text:style-name="P96"/>
      <text:p text:style-name="P96"/>
      <text:p text:style-name="P97"><text:span text:style-name="T203">3</text:span>.21<text:tab/>Accomp:<text:tab/>Iſts nicht genug, daß mein getreuer Hirte<text:tab/>1<text:span text:style-name="T6"><text:line-break/><text:line-break/></text:span>Das<text:span text:style-name="T6"><text:tab/>Iſts nicht genug, daß mein getreuer Hirte<text:line-break/></text:span>wehmüthige<text:span text:style-name="T6"><text:tab/></text:span><text:span text:style-name="T117">ſein Todes Urtheil angehört?</text:span><text:span text:style-name="T6"><text:line-break/></text:span>Schäflein<text:span text:style-name="T6"><text:tab/></text:span><text:span text:style-name="T117">Wird Ihm die harte Jammer Bürde<text:line-break/><text:tab/>durch Blut und Wunden noch vermehrt!<text:line-break/><text:tab/>O mehr als Tygerhaffte </text:span><text:span text:style-name="T118">W</text:span><text:span text:style-name="T117">uth!<text:line-break/><text:tab/>Die Mordbegier<text:line-break/><text:tab/>erſäufft ſich ſonſt im warmen Blut,<text:line-break/><text:tab/>doch hier,<text:line-break/><text:tab/>da Jeſu Blut </text:span><text:span text:style-name="T118">wie</text:span><text:span text:style-name="T117"> Str</text:span><text:span text:style-name="T118">ö</text:span><text:span text:style-name="T117">hme fließet,<text:line-break/><text:tab/>thut e</text:span><text:span text:style-name="T118">s</text:span><text:span text:style-name="T117"> nichts mehr,<text:line-break/><text:tab/>als daß e</text:span><text:span text:style-name="T118">s</text:span><text:span text:style-name="T117"> Oel ins Feuer gießet.<text:line-break/><text:tab/>Ach edler Leib! darum zerfleiſcht man dich ſo ſehr<text:line-break/><text:tab/>und läßt dich faſt von allem Blute leer,<text:line-break/><text:tab/>weil mein verderbtes Fleiſch und Blut<text:line-break/><text:tab/>gar niemahls gutes thut.</text:span></text:p>
      <text:p text:style-name="P97"/>
      <text:p text:style-name="P97"/>
      <text:p text:style-name="P98"><text:span text:style-name="T205">3</text:span>.22<text:tab/>Aria:<text:tab/>Wenn mich nach den tollen Freuden<text:tab/>1<text:span text:style-name="T6"><text:line-break/><text:line-break/></text:span>Das<text:span text:style-name="T6"><text:tab/>Wenn mich nach den tollen Freuden<text:line-break/></text:span>wehmüthige<text:span text:style-name="T6"><text:tab/></text:span><text:span text:style-name="T120">dieſer eitlen [</text:span><text:span text:style-name="T207">or:</text:span><text:span text:style-name="T120"> der verrückten] Welt gel</text:span><text:span text:style-name="T121">ü</text:span><text:span text:style-name="T120">ſt,</text:span><text:span text:style-name="T6"><text:line-break/></text:span>Schäflein<text:span text:style-name="T6"><text:tab/></text:span><text:span text:style-name="T121">ach [</text:span><text:span text:style-name="T208">or:</text:span><text:span text:style-name="T121"> o]</text:span><text:span text:style-name="T119"> ſo zeige mir dein Leiden,<text:line-break/><text:tab/></text:span><text:span text:style-name="T121">das gantz [</text:span><text:span text:style-name="T208">or:</text:span><text:span text:style-name="T121"> </text:span><text:span text:style-name="T119">welches</text:span><text:span text:style-name="T121">]</text:span><text:span text:style-name="T119"> unausſprechlich iſt.<text:line-break/><text:tab/>Stell mir vor, wie du im Garten<text:line-break/><text:tab/>blutgefärbten Schweiß vergoßt</text:span><text:span text:style-name="T121">,</text:span><text:span text:style-name="T119"><text:line-break/><text:tab/>und auf wie viel bittre Arten<text:line-break/><text:tab/>du den Kre</text:span><text:span text:style-name="T121">u</text:span><text:span text:style-name="T119">tzes Kelch gekoſt.<text:line-break/><text:tab/></text:span><text:span text:style-name="T121">L</text:span><text:span text:style-name="T119">aß mich ſehn, wie Strick und Bande<text:line-break/><text:tab/>dich unſchuldges Lamm umfaßt,<text:line-break/><text:tab/>und wie viele Schmach und Schande<text:line-break/><text:tab/>du </text:span><text:span text:style-name="T121">für</text:span><text:span text:style-name="T119"> mich erduldet haſt.<text:line-break/><text:tab/>Zeige mir, wie aus den Beulen<text:line-break/><text:tab/>ſich dein rothes Blut ergoß,<text:line-break/><text:tab/>als dich an der Marter S</text:span><text:span text:style-name="T121">ä</text:span><text:span text:style-name="T119">ulen<text:line-break/><text:tab/>Geißel, Peitſch und Ruth umſchloß.</text:span></text:p>
      <text:p text:style-name="P98"/>
      <text:p text:style-name="P98"/>
      <text:p text:style-name="P99"><text:span text:style-name="T206">3</text:span>.23<text:tab/>Choral:<text:tab/>Laß deine Liebe doch<text:tab/>1<text:span text:style-name="T6"><text:line-break/><text:line-break/></text:span>Chor<text:span text:style-name="T6"><text:tab/>Laß deine Liebe doch<text:line-break/><text:tab/>in Marck und Seele dringen,<text:line-break/></text:span><text:soft-page-break/><text:span text:style-name="T6"><text:tab/>hilff mir, mein ſündlich Fleiſch<text:line-break/><text:tab/>mit allen Lüſten zwingen.<text:line-break/><text:tab/>Halt meine Seele rein,<text:line-break/><text:tab/>mein Hertze sey dein Haus<text:line-break/><text:tab/>und wirfft, was weltlich iſt,<text:line-break/><text:tab/>durch deinen Geiſt heraus.</text:span></text:p>
      <text:p text:style-name="P99"/>
      <text:p text:style-name="P99"/>
      <text:p text:style-name="P22"><text:span text:style-name="T143">p a r s <text:s text:c="2"/></text:span><text:span text:style-name="T144">i</text:span><text:span text:style-name="T147"> v</text:span></text:p>
      <text:p text:style-name="P17"/>
      <text:p text:style-name="P43"><text:span text:style-name="T209">4.1</text:span><text:tab/>Choral: <text:tab/><text:span text:style-name="T209">Seele, geh auf Golgatha<text:tab/>1</text:span><text:span text:style-name="T123"><text:line-break/><text:line-break/></text:span><text:span text:style-name="T209">Chor</text:span><text:span text:style-name="T123"><text:tab/>Seele, geh auf Golgatha</text:span><text:span text:style-name="T124">,<text:line-break/><text:tab/>ſetz dich unter Jeſus Kreutze,<text:line-break/><text:tab/>und bedencke, was dich da<text:line-break/><text:tab/>für ein Trieb zur Buße reitze.<text:line-break/><text:tab/>Willſt du unempfindlich ſeyn,<text:line-break/><text:tab/>o, ſo biſt du mehr als Stein.</text:span></text:p>
      <text:p text:style-name="P43"/>
      <text:p text:style-name="P43"/>
      <text:p text:style-name="P100"><text:span text:style-name="T210">4</text:span>.2<text:tab/>Recitativo:<text:tab/>Das Kreutz, daran man Jeſum hefftet<text:tab/>1<text:span text:style-name="T6"><text:line-break/><text:line-break/></text:span>Der<text:span text:style-name="T6"><text:tab/>Das Kreutz, daran man Jeſum hefftet</text:span><text:span text:style-name="T125">,</text:span><text:span text:style-name="T6"><text:line-break/></text:span>Evangeliſte<text:span text:style-name="T6"><text:tab/></text:span><text:span text:style-name="T125">trägt Er, biß auf den Todt entkräfftet,<text:line-break/><text:tab/>auf den verwundten Rücken fort,<text:line-break/><text:tab/>biß Simon von Cyrenen,<text:line-break/><text:tab/>der von dem Felde kam,<text:line-break/><text:tab/>es, doch gezwungen, übernahm.<text:line-break/><text:tab/>Viel Weiber folgten Ihm mit Thränen<text:line-break/><text:tab/>biß zum beſtimmten Ort,<text:line-break/><text:tab/>Ihn zu beklagen, nach.<text:line-break/><text:tab/>Zu dieſen wandt Er ſein Geſicht<text:line-break/><text:tab/>und ſprach:</text:span></text:p>
      <text:p text:style-name="P100"/>
      <text:p text:style-name="P100"/>
      <text:p text:style-name="P101"><text:span text:style-name="T211">4</text:span>.3<text:tab/>Accomp:<text:tab/>Ihr Töchter von Jeruſalem<text:tab/>1<text:span text:style-name="T6"><text:line-break/><text:line-break/></text:span>JESUS, der<text:span text:style-name="T6"><text:tab/>Ihr Töchter von Jeruſalem,<text:line-break/></text:span>gute Hirte<text:span text:style-name="T6"><text:tab/>beweint mich nicht,<text:line-break/><text:tab/>weint über euch und eure Kinder.<text:line-break/><text:tab/>Denn ja, man wird bey künfftgen Tagen<text:line-break/><text:tab/>mit Furcht und Zittern ſagen:<text:line-break/><text:tab/>Glückſelig iſt der Leib,<text:line-break/><text:tab/>der keine Frucht gezeugt!<text:line-break/><text:tab/>Glückſelig iſt das Weib,<text:line-break/><text:tab/>das nie geſäugt!<text:line-break/><text:tab/>Da werden ſich die Sünder<text:line-break/><text:tab/>aus Bangigkeit und Schrecken<text:line-break/><text:tab/>mit Felſen ſuchen zu bedecken.<text:line-break/><text:tab/>Drum, will man diß am grünen Holtz begehn,<text:line-break/><text:tab/>was wird man ſich am dürren unterſtehn?</text:span></text:p>
      <text:p text:style-name="P102"/>
      <text:p text:style-name="P102"/>
      <text:p text:style-name="P101"/>
      <text:p text:style-name="P104"><text:soft-page-break/>4.4<text:tab/>Aria:<text:tab/>So ſchrecklich hier die <text:span text:style-name="T212">Strafe</text:span> iſt<text:tab/>1<text:span text:style-name="T6"><text:line-break/><text:line-break/></text:span>Das Geſetze<text:span text:style-name="T6"><text:tab/>So ſchrecklich hier die </text:span><text:span text:style-name="T127">Strafe</text:span><text:span text:style-name="T6"> iſt</text:span><text:span text:style-name="T126">,<text:line-break/><text:tab/>ſo greulich iſt vor Gott die Sünde.<text:line-break/><text:tab/>Gott wei</text:span><text:span text:style-name="T127">ſ</text:span><text:span text:style-name="T126">et dir, o Sünden Knecht,<text:line-break/><text:tab/>an ſeinem eingebohrnen Kinde,<text:line-break/><text:tab/>wie hoch ſein allerheilgſt</text:span><text:span text:style-name="T127">e</text:span><text:span text:style-name="T126">s Recht<text:line-break/><text:tab/>dein frevelhaf</text:span><text:span text:style-name="T127">f</text:span><text:span text:style-name="T126">tes Thun empfinde,<text:line-break/><text:tab/>weil es ſein Sohn ſo </text:span><text:span text:style-name="T127">ſchmertzlich</text:span><text:span text:style-name="T126"> büßt.</text:span></text:p>
      <text:p text:style-name="P104"/>
      <text:p text:style-name="P104"/>
      <text:p text:style-name="P105"><text:span text:style-name="T213">4</text:span>.5<text:tab/>Recitativo:<text:tab/>Kaum als Er zu der Schädelſtätte<text:tab/>1<text:span text:style-name="T6"><text:line-break/><text:line-break/></text:span>Der<text:span text:style-name="T6"><text:tab/>Kaum als Er zu der Schedelſtätte<text:line-break/></text:span>Evangeliſte<text:span text:style-name="T6"><text:tab/>in großer Mattigkeit gelang</text:span><text:span text:style-name="T128">e</text:span><text:span text:style-name="T6">t war,<text:line-break/><text:tab/>bot man, als ob man Mitle</text:span><text:span text:style-name="T128">y</text:span><text:span text:style-name="T6">d hätte,<text:line-break/><text:tab/>Ihm Myrrhen Wein<text:line-break/><text:tab/>nebſt Gall und Eßig dar.<text:line-break/><text:tab/>Doch als Ers ſchmeckt,<text:line-break/><text:tab/>w</text:span><text:span text:style-name="T128">o</text:span><text:span text:style-name="T6">lt Ers nicht trincken.<text:line-break/><text:tab/>Drauf wurd </text:span><text:span text:style-name="T128">E</text:span><text:span text:style-name="T6">r an das Kreutz<text:line-break/><text:tab/>und beyderſeits<text:line-break/><text:tab/>zur Rechten und zur Lincken,<text:line-break/><text:tab/>zwey Übelthäter angepflöckt,<text:line-break/><text:tab/>Pilati Schrifft dabey,<text:line-break/><text:tab/>daß Er der J</text:span><text:span text:style-name="T128">u</text:span><text:span text:style-name="T6">den König ſey,<text:line-break/><text:tab/>zu oberſt an das Kreutz geſteckt.</text:span></text:p>
      <text:p text:style-name="P105"/>
      <text:p text:style-name="P105"/>
      <text:p text:style-name="P106">4.6<text:tab/>Accomp:<text:tab/>Erſchrocknes Schäflein, komm nach Golgatha<text:tab/>1<text:span text:style-name="T6"><text:line-break/><text:line-break/></text:span>Das<text:span text:style-name="T6"><text:tab/>Erſchrocknes Schäflein, komm nach Golgatha!<text:line-break/></text:span>Evangelium<text:span text:style-name="T6"><text:tab/>Schau</text:span><text:span text:style-name="T129">,</text:span><text:span text:style-name="T6"> deines Hirten Arme<text:line-break/><text:tab/>ſind liebreich ausgeſpannt,<text:line-break/><text:tab/>daß </text:span><text:span text:style-name="T130">E</text:span><text:span text:style-name="T6">r ſich dein erbarme<text:line-break/><text:tab/>und dir das Paradieß aufſchließe,<text:line-break/><text:tab/>daraus du warſt verbannt.<text:line-break/><text:tab/>Sein Kreutz wird dir zum Baum des Lebens</text:span><text:span text:style-name="T129">,</text:span><text:span text:style-name="T6"><text:line-break/><text:tab/></text:span><text:span text:style-name="T129">a</text:span><text:span text:style-name="T6">n ſolchem blüht die Frucht,<text:line-break/><text:tab/>die deiner </text:span><text:span text:style-name="T129">Kehlen</text:span><text:span text:style-name="T6"> </text:span><text:span text:style-name="T129">ſ</text:span><text:span text:style-name="T6">üße</text:span><text:span text:style-name="T129">,</text:span><text:span text:style-name="T6"><text:line-break/><text:tab/>und die du nicht vergebens<text:line-break/><text:tab/></text:span><text:span text:style-name="T129">ſo ſehnlich haſt </text:span><text:span text:style-name="T130">geſucht</text:span><text:span text:style-name="T129">.</text:span></text:p>
      <text:p text:style-name="P106"/>
      <text:p text:style-name="P106"/>
      <text:p text:style-name="P107"><text:span text:style-name="T214">4</text:span>.7<text:tab/>Aria:<text:tab/>Komm, ſetze dich in Schatten<text:tab/>1<text:span text:style-name="T6"><text:line-break/><text:line-break/></text:span>Das<text:span text:style-name="T6"><text:tab/></text:span><text:span text:style-name="T131">Komm, ſetze dich in Schatten,</text:span><text:span text:style-name="T6"><text:line-break/></text:span>Evangelium<text:span text:style-name="T6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4T19:17:59.039069846</dc:date>
    <dc:creator>Wolfgang Skala</dc:creator>
    <meta:editing-duration>P9DT18H31M55S</meta:editing-duration>
    <meta:editing-cycles>896</meta:editing-cycles>
    <meta:generator>LibreOffice/4.2.8.2$Linux_X86_64 LibreOffice_project/420m0$Build-2</meta:generator>
    <meta:document-statistic meta:table-count="0" meta:image-count="1" meta:object-count="0" meta:page-count="22" meta:paragraph-count="94" meta:word-count="5017" meta:character-count="30631" meta:non-whitespace-character-count="25045"/>
  </office:meta>
</office:document-meta>
</file>